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Helvetica" svg:font-family="Helvetica" style:font-family-generic="swiss" style:font-pitch="variable" svg:panose-1="2 11 6 4 2 2 2 2 2 4"/>
    <style:font-face style:name="&amp;quot" svg:font-family="&amp;quot" style:font-family-generic="roman"/>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fo:border-top="none" fo:border-left="none" fo:border-bottom="0.0104in solid #000000" fo:border-right="none" fo:padding-top="0in" fo:padding-left="0in" fo:padding-bottom="0.0138in" fo:padding-right="0in" style:shadow="none"/>
      <style:text-properties fo:font-weight="bold" style:font-weight-asian="bold"/>
    </style:style>
    <style:style style:name="P2" style:parent-style-name="Heading2" style:family="paragraph">
      <style:text-properties fo:font-weight="bold" style:font-weight-asian="bold"/>
    </style:style>
    <style:style style:name="P3" style:parent-style-name="Heading2" style:family="paragraph">
      <style:text-properties fo:font-weight="bold" style:font-weight-asian="bold"/>
    </style:style>
    <style:style style:name="P4" style:parent-style-name="Heading3" style:family="paragraph">
      <style:text-properties fo:font-weight="bold" style:font-weight-asian="bold"/>
    </style:style>
    <style:style style:name="P5" style:parent-style-name="Heading3" style:family="paragraph">
      <style:text-properties fo:font-weight="bold" style:font-weight-asian="bold"/>
    </style:style>
    <style:style style:name="P6" style:parent-style-name="Normal" style:family="paragraph">
      <style:paragraph-properties fo:margin-top="0.1458in" fo:margin-bottom="0in"/>
    </style:style>
    <style:style style:name="T7" style:parent-style-name="Strong" style:family="text">
      <style:text-properties style:font-name="Arial" style:font-name-complex="Arial" fo:color="#000000" fo:font-size="10.5pt" style:font-size-asian="10.5pt" style:font-size-complex="10.5pt"/>
    </style:style>
    <style:style style:name="P8" style:parent-style-name="ListParagraph" style:family="paragraph">
      <style:paragraph-properties fo:margin-top="0.1458in" fo:margin-bottom="0in"/>
    </style:style>
    <style:style style:name="T9" style:parent-style-name="Strong" style:family="text">
      <style:text-properties style:font-name="Arial" style:font-name-complex="Arial" fo:font-weight="normal" style:font-weight-asian="normal" fo:color="#000000" fo:font-size="10.5pt" style:font-size-asian="10.5pt" style:font-size-complex="10.5pt"/>
    </style:style>
    <style:style style:name="T10" style:parent-style-name="Strong" style:family="text">
      <style:text-properties style:font-name="Arial" style:font-name-complex="Arial" fo:font-weight="normal" style:font-weight-asian="normal" fo:color="#000000" fo:font-size="10.5pt" style:font-size-asian="10.5pt" style:font-size-complex="10.5pt"/>
    </style:style>
    <style:style style:name="T11" style:parent-style-name="Strong" style:family="text">
      <style:text-properties style:font-name="Arial" style:font-name-complex="Arial" fo:font-weight="normal" style:font-weight-asian="normal" fo:color="#000000" fo:font-size="10.5pt" style:font-size-asian="10.5pt" style:font-size-complex="10.5pt"/>
    </style:style>
    <style:style style:name="P12" style:parent-style-name="ListParagraph" style:family="paragraph">
      <style:paragraph-properties fo:margin-top="0.1458in" fo:margin-bottom="0in"/>
    </style:style>
    <style:style style:name="P13" style:parent-style-name="ListParagraph" style:family="paragraph"/>
    <style:style style:name="T14" style:parent-style-name="Strong" style:family="text">
      <style:text-properties style:font-name="Arial" style:font-name-complex="Arial" fo:font-weight="normal" style:font-weight-asian="normal" fo:color="#000000" fo:font-size="10.5pt" style:font-size-asian="10.5pt" style:font-size-complex="10.5pt"/>
    </style:style>
    <style:style style:name="T15" style:parent-style-name="Strong" style:family="text">
      <style:text-properties style:font-name="Arial" style:font-name-complex="Arial" fo:font-weight="normal" style:font-weight-asian="normal" fo:color="#000000" fo:font-size="10.5pt" style:font-size-asian="10.5pt" style:font-size-complex="10.5pt"/>
    </style:style>
    <style:style style:name="T16" style:parent-style-name="Strong" style:family="text">
      <style:text-properties style:font-name="Arial" style:font-name-complex="Arial" fo:font-weight="normal" style:font-weight-asian="normal" fo:color="#000000" fo:font-size="10.5pt" style:font-size-asian="10.5pt" style:font-size-complex="10.5pt"/>
    </style:style>
    <style:style style:name="T17" style:parent-style-name="Strong" style:family="text">
      <style:text-properties style:font-name="Arial" style:font-name-complex="Arial" fo:font-weight="normal" style:font-weight-asian="normal" fo:color="#000000" fo:font-size="10.5pt" style:font-size-asian="10.5pt" style:font-size-complex="10.5pt"/>
    </style:style>
    <style:style style:name="P18" style:parent-style-name="ListParagraph" style:family="paragraph">
      <style:paragraph-properties fo:margin-top="0.1458in" fo:margin-bottom="0in"/>
    </style:style>
    <style:style style:name="T19" style:parent-style-name="Strong" style:family="text">
      <style:text-properties style:font-name="Arial" style:font-name-complex="Arial" fo:font-weight="normal" style:font-weight-asian="normal" fo:color="#000000" fo:font-size="10.5pt" style:font-size-asian="10.5pt" style:font-size-complex="10.5pt"/>
    </style:style>
    <style:style style:name="P20" style:parent-style-name="ListParagraph" style:family="paragraph">
      <style:paragraph-properties style:vertical-align="auto" fo:margin-top="0.1458in" fo:margin-bottom="0in">
        <style:tab-stops>
          <style:tab-stop style:type="left" style:position="0.5in"/>
        </style:tab-stops>
      </style:paragraph-properties>
    </style:style>
    <style:style style:name="T21" style:parent-style-name="DefaultParagraphFont" style:family="text">
      <style:text-properties style:font-name="Arial" style:font-name-asian="Times New Roman" style:font-name-complex="Arial" fo:font-weight="bold" style:font-weight-asian="bold" fo:color="#000000" fo:font-size="10.5pt" style:font-size-asian="10.5pt" style:font-size-complex="10.5pt" style:language-asian="en" style:country-asian="GB"/>
    </style:style>
    <style:style style:name="T22" style:parent-style-name="DefaultParagraphFont" style:family="text">
      <style:text-properties style:font-name="Arial" style:font-name-complex="Arial" fo:color="#000000" fo:font-size="10.5pt" style:font-size-asian="10.5pt" style:font-size-complex="10.5pt"/>
    </style:style>
    <style:style style:name="T23" style:parent-style-name="DefaultParagraphFont" style:family="text">
      <style:text-properties style:font-name="Arial" style:font-name-complex="Arial" fo:color="#000000" fo:font-size="10.5pt" style:font-size-asian="10.5pt" style:font-size-complex="10.5pt"/>
    </style:style>
    <style:style style:name="T24" style:parent-style-name="DefaultParagraphFont" style:family="text">
      <style:text-properties style:font-name="Arial" style:font-name-complex="Arial" fo:color="#000000" fo:font-size="10.5pt" style:font-size-asian="10.5pt" style:font-size-complex="10.5pt"/>
    </style:style>
    <style:style style:name="P25"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26" style:parent-style-name="Heading2" style:family="paragraph">
      <style:text-properties fo:font-weight="bold" style:font-weight-asian="bold"/>
    </style:style>
    <style:style style:name="T27" style:parent-style-name="DefaultParagraphFont" style:family="text">
      <style:text-properties fo:font-weight="bold" style:font-weight-asian="bold"/>
    </style:style>
    <style:style style:name="P28" style:parent-style-name="Heading2" style:family="paragraph">
      <style:text-properties fo:font-weight="bold" style:font-weight-asian="bold"/>
    </style:style>
    <style:style style:name="P29"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30"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1"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2"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3" style:parent-style-name="Normal" style:family="paragraph">
      <style:paragraph-properties fo:margin-top="0.0694in" fo:margin-bottom="0.1041in" fo:line-height="100%" fo:background-color="#FAFAFA"/>
      <style:text-properties style:font-name="Arial" style:font-name-complex="Arial" fo:font-weight="bold" style:font-weight-asian="bold" fo:color="#373A3C" fo:font-size="10.5pt" style:font-size-asian="10.5pt" style:font-size-complex="10.5pt"/>
    </style:style>
    <style:style style:name="P34" style:parent-style-name="Normal" style:family="paragraph">
      <style:paragraph-properties fo:margin-top="0.0694in" fo:margin-bottom="0.1041in" fo:line-height="100%" fo:background-color="#FAFAFA"/>
      <style:text-properties style:font-name="Arial" style:font-name-complex="Arial" fo:color="#373A3C" fo:font-size="10.5pt" style:font-size-asian="10.5pt" style:font-size-complex="10.5pt"/>
    </style:style>
    <style:style style:name="P35" style:parent-style-name="Normal" style:family="paragraph">
      <style:paragraph-properties fo:margin-top="0.0694in" fo:margin-bottom="0.1041in" fo:line-height="100%" fo:background-color="#FAFAFA"/>
      <style:text-properties style:font-name="Arial" style:font-name-complex="Arial" fo:color="#373A3C" fo:font-size="10.5pt" style:font-size-asian="10.5pt" style:font-size-complex="10.5pt"/>
    </style:style>
    <style:style style:name="P36" style:parent-style-name="Normal" style:family="paragraph">
      <style:paragraph-properties fo:margin-top="0.0694in" fo:margin-bottom="0.1041in" fo:line-height="100%" fo:background-color="#FAFAFA"/>
      <style:text-properties style:font-name="Arial" style:font-name-complex="Arial" fo:color="#373A3C" fo:font-size="10.5pt" style:font-size-asian="10.5pt" style:font-size-complex="10.5pt"/>
    </style:style>
    <style:style style:name="P37" style:parent-style-name="Normal" style:family="paragraph">
      <style:paragraph-properties fo:margin-top="0.0694in" fo:margin-bottom="0.1041in" fo:line-height="100%" fo:background-color="#FAFAFA"/>
      <style:text-properties style:font-name="Arial" style:font-name-complex="Arial" fo:color="#373A3C" fo:font-size="10.5pt" style:font-size-asian="10.5pt" style:font-size-complex="10.5pt"/>
    </style:style>
    <style:style style:name="P38" style:parent-style-name="Normal" style:family="paragraph">
      <style:paragraph-properties fo:margin-top="0.0694in" fo:margin-bottom="0.1041in" fo:line-height="100%" fo:background-color="#FAFAFA"/>
      <style:text-properties style:font-name="Arial" style:font-name-complex="Arial" fo:color="#373A3C" fo:font-size="10.5pt" style:font-size-asian="10.5pt" style:font-size-complex="10.5pt"/>
    </style:style>
    <style:style style:name="P39" style:parent-style-name="Normal" style:family="paragraph">
      <style:paragraph-properties fo:margin-top="0.0694in" fo:margin-bottom="0.1041in" fo:line-height="100%" fo:background-color="#FAFAFA"/>
      <style:text-properties style:font-name="Arial" style:font-name-complex="Arial" fo:color="#373A3C" fo:font-size="10.5pt" style:font-size-asian="10.5pt" style:font-size-complex="10.5pt"/>
    </style:style>
    <style:style style:name="P40" style:parent-style-name="Normal" style:family="paragraph">
      <style:paragraph-properties fo:margin-top="0.0694in" fo:margin-bottom="0.1041in" fo:line-height="100%" fo:background-color="#FAFAFA"/>
      <style:text-properties style:font-name="Arial" style:font-name-complex="Arial" fo:font-weight="bold" style:font-weight-asian="bold" fo:color="#373A3C" fo:font-size="10.5pt" style:font-size-asian="10.5pt" style:font-size-complex="10.5pt"/>
    </style:style>
    <style:style style:name="P41" style:parent-style-name="Normal" style:family="paragraph">
      <style:paragraph-properties fo:margin-top="0.0694in" fo:margin-bottom="0.1041in" fo:line-height="100%" fo:background-color="#FAFAFA"/>
      <style:text-properties style:font-name="Arial" style:font-name-complex="Arial" fo:color="#373A3C" fo:font-size="10.5pt" style:font-size-asian="10.5pt" style:font-size-complex="10.5pt"/>
    </style:style>
    <style:style style:name="P42"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43"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4" style:parent-style-name="Heading3" style:family="paragraph">
      <style:paragraph-properties style:vertical-align="auto" fo:line-height="105%"/>
    </style:style>
    <style:style style:name="T45" style:parent-style-name="DefaultParagraphFont" style:family="text">
      <style:text-properties style:font-name="Arial" style:font-name-complex="Arial" fo:font-weight="bold" style:font-weight-asian="bold" fo:color="#000000" fo:font-size="10.5pt" style:font-size-asian="10.5pt" style:font-size-complex="10.5pt"/>
    </style:style>
    <style:style style:name="T46" style:parent-style-name="Hyperlink" style:family="text">
      <style:text-properties style:font-name="Arial" style:font-name-complex="Arial" fo:font-weight="bold" style:font-weight-asian="bold" fo:font-size="10.5pt" style:font-size-asian="10.5pt" style:font-size-complex="10.5pt"/>
    </style:style>
    <style:style style:name="P47" style:parent-style-name="NormalWeb" style:family="paragraph">
      <style:paragraph-properties style:vertical-align="auto" style:line-height-at-least="0.2083in"/>
    </style:style>
    <style:style style:name="T48" style:parent-style-name="DefaultParagraphFont" style:family="text">
      <style:text-properties style:font-name="Arial" style:font-name-complex="Arial" fo:color="#000000" fo:font-size="10.5pt" style:font-size-asian="10.5pt" style:font-size-complex="10.5pt"/>
    </style:style>
    <style:style style:name="T49" style:parent-style-name="mathjax1" style:family="text">
      <style:text-properties style:font-name="Arial" style:font-name-complex="Arial" fo:color="#000000" fo:font-size="10.5pt" style:font-size-asian="10.5pt" style:font-size-complex="10.5pt"/>
    </style:style>
    <style:style style:name="T50" style:parent-style-name="DefaultParagraphFont" style:family="text">
      <style:text-properties style:font-name="Arial" style:font-name-complex="Arial" fo:color="#000000" fo:font-size="10.5pt" style:font-size-asian="10.5pt" style:font-size-complex="10.5pt"/>
    </style:style>
    <style:style style:name="T51" style:parent-style-name="mathjax1" style:family="text">
      <style:text-properties style:font-name="Arial" style:font-name-complex="Arial" fo:color="#000000" fo:font-size="10.5pt" style:font-size-asian="10.5pt" style:font-size-complex="10.5pt"/>
    </style:style>
    <style:style style:name="T52" style:parent-style-name="DefaultParagraphFont" style:family="text">
      <style:text-properties style:font-name="Arial" style:font-name-complex="Arial" fo:color="#000000" fo:font-size="10.5pt" style:font-size-asian="10.5pt" style:font-size-complex="10.5pt"/>
    </style:style>
    <style:style style:name="T53" style:parent-style-name="DefaultParagraphFont" style:family="text">
      <style:text-properties style:font-name="Arial" style:font-name-complex="Arial" fo:color="#000000" fo:font-size="10.5pt" style:font-size-asian="10.5pt" style:font-size-complex="10.5pt"/>
    </style:style>
    <style:style style:name="T54" style:parent-style-name="mathjax1" style:family="text">
      <style:text-properties style:font-name="Arial" style:font-name-complex="Arial" fo:color="#000000" fo:font-size="10.5pt" style:font-size-asian="10.5pt" style:font-size-complex="10.5pt"/>
    </style:style>
    <style:style style:name="T55" style:parent-style-name="DefaultParagraphFont" style:family="text">
      <style:text-properties style:font-name="Arial" style:font-name-complex="Arial" fo:color="#000000" fo:font-size="10.5pt" style:font-size-asian="10.5pt" style:font-size-complex="10.5pt"/>
    </style:style>
    <style:style style:name="P56" style:parent-style-name="ListParagraph" style:family="paragraph">
      <style:paragraph-properties fo:text-align="center" style:vertical-align="auto" style:line-height-at-least="0.2083in"/>
    </style:style>
    <style:style style:name="T57" style:parent-style-name="mathjax2" style:family="text">
      <style:text-properties style:font-name="Arial" style:font-name-complex="Arial" fo:color="#000000" fo:font-size="10.5pt" style:font-size-asian="10.5pt" style:font-size-complex="10.5pt"/>
    </style:style>
    <style:style style:name="P58" style:parent-style-name="NormalWeb" style:family="paragraph">
      <style:paragraph-properties style:vertical-align="auto" style:line-height-at-least="0.2083in"/>
    </style:style>
    <style:style style:name="T59" style:parent-style-name="DefaultParagraphFont" style:family="text">
      <style:text-properties style:font-name="Arial" style:font-name-complex="Arial" fo:color="#000000" fo:font-size="10.5pt" style:font-size-asian="10.5pt" style:font-size-complex="10.5pt"/>
    </style:style>
    <style:style style:name="T60" style:parent-style-name="DefaultParagraphFont" style:family="text">
      <style:text-properties style:font-name="Arial" style:font-name-complex="Arial" fo:color="#000000" fo:font-size="10.5pt" style:font-size-asian="10.5pt" style:font-size-complex="10.5pt"/>
    </style:style>
    <style:style style:name="T61" style:parent-style-name="mathjax1" style:family="text">
      <style:text-properties style:font-name="Arial" style:font-name-complex="Arial" fo:color="#000000" fo:font-size="10.5pt" style:font-size-asian="10.5pt" style:font-size-complex="10.5pt"/>
    </style:style>
    <style:style style:name="T62" style:parent-style-name="DefaultParagraphFont" style:family="text">
      <style:text-properties style:font-name="Arial" style:font-name-complex="Arial" fo:color="#000000" fo:font-size="10.5pt" style:font-size-asian="10.5pt" style:font-size-complex="10.5pt"/>
    </style:style>
    <style:style style:name="T63" style:parent-style-name="mathjax1" style:family="text">
      <style:text-properties style:font-name="Arial" style:font-name-complex="Arial" fo:color="#000000" fo:font-size="10.5pt" style:font-size-asian="10.5pt" style:font-size-complex="10.5pt"/>
    </style:style>
    <style:style style:name="T64" style:parent-style-name="DefaultParagraphFont" style:family="text">
      <style:text-properties style:font-name="Arial" style:font-name-complex="Arial" fo:color="#000000" fo:font-size="10.5pt" style:font-size-asian="10.5pt" style:font-size-complex="10.5pt"/>
    </style:style>
    <style:style style:name="P65" style:parent-style-name="ListParagraph" style:family="paragraph">
      <style:paragraph-properties fo:text-align="center" style:vertical-align="auto" style:line-height-at-least="0.2083in"/>
    </style:style>
    <style:style style:name="T66" style:parent-style-name="mathjax2" style:family="text">
      <style:text-properties style:font-name="Arial" style:font-name-complex="Arial" fo:color="#000000" fo:font-size="10.5pt" style:font-size-asian="10.5pt" style:font-size-complex="10.5pt"/>
    </style:style>
    <style:style style:name="T67" style:parent-style-name="mathjax2" style:family="text">
      <style:text-properties style:font-name="Cambria Math" style:font-name-complex="Cambria Math" fo:color="#000000" fo:font-size="10.5pt" style:font-size-asian="10.5pt" style:font-size-complex="10.5pt"/>
    </style:style>
    <style:style style:name="T68" style:parent-style-name="mathjax2" style:family="text">
      <style:text-properties style:font-name="Arial" style:font-name-complex="Arial" fo:color="#000000" fo:font-size="10.5pt" style:font-size-asian="10.5pt" style:font-size-complex="10.5pt"/>
    </style:style>
    <style:style style:name="P69" style:parent-style-name="ListParagraph" style:family="paragraph">
      <style:paragraph-properties style:vertical-align="auto" style:line-height-at-least="0.2083in"/>
    </style:style>
    <style:style style:name="T70" style:parent-style-name="DefaultParagraphFont" style:family="text">
      <style:text-properties style:font-name="Arial" style:font-name-complex="Arial" fo:color="#000000" fo:font-size="10.5pt" style:font-size-asian="10.5pt" style:font-size-complex="10.5pt"/>
    </style:style>
    <style:style style:name="T71" style:parent-style-name="mathjax3" style:family="text">
      <style:text-properties style:font-name="Arial" style:font-name-complex="Arial" fo:color="#000000" fo:font-size="10.5pt" style:font-size-asian="10.5pt" style:font-size-complex="10.5pt"/>
    </style:style>
    <style:style style:name="T72" style:parent-style-name="DefaultParagraphFont" style:family="text">
      <style:text-properties style:font-name="Arial" style:font-name-complex="Arial" fo:color="#000000" fo:font-size="10.5pt" style:font-size-asian="10.5pt" style:font-size-complex="10.5pt"/>
    </style:style>
    <style:style style:name="T73" style:parent-style-name="mathjax3" style:family="text">
      <style:text-properties style:font-name="Arial" style:font-name-complex="Arial" fo:color="#000000" fo:font-size="10.5pt" style:font-size-asian="10.5pt" style:font-size-complex="10.5pt"/>
    </style:style>
    <style:style style:name="T74" style:parent-style-name="DefaultParagraphFont" style:family="text">
      <style:text-properties style:font-name="Arial" style:font-name-complex="Arial" fo:color="#000000" fo:font-size="10.5pt" style:font-size-asian="10.5pt" style:font-size-complex="10.5pt"/>
    </style:style>
    <style:style style:name="T75" style:parent-style-name="mathjax3" style:family="text">
      <style:text-properties style:font-name="Arial" style:font-name-complex="Arial" fo:color="#000000" fo:font-size="10.5pt" style:font-size-asian="10.5pt" style:font-size-complex="10.5pt"/>
    </style:style>
    <style:style style:name="T76" style:parent-style-name="DefaultParagraphFont" style:family="text">
      <style:text-properties style:font-name="Arial" style:font-name-complex="Arial" fo:color="#000000" fo:font-size="10.5pt" style:font-size-asian="10.5pt" style:font-size-complex="10.5pt"/>
    </style:style>
    <style:style style:name="T77" style:parent-style-name="mathjax3" style:family="text">
      <style:text-properties style:font-name="Arial" style:font-name-complex="Arial" fo:color="#000000" fo:font-size="10.5pt" style:font-size-asian="10.5pt" style:font-size-complex="10.5pt"/>
    </style:style>
    <style:style style:name="T78" style:parent-style-name="DefaultParagraphFont" style:family="text">
      <style:text-properties style:font-name="Arial" style:font-name-complex="Arial" fo:color="#000000" fo:font-size="10.5pt" style:font-size-asian="10.5pt" style:font-size-complex="10.5pt"/>
    </style:style>
    <style:style style:name="P79" style:parent-style-name="NormalWeb" style:family="paragraph">
      <style:paragraph-properties style:vertical-align="auto" style:line-height-at-least="0.2083in"/>
    </style:style>
    <style:style style:name="T80" style:parent-style-name="DefaultParagraphFont" style:family="text">
      <style:text-properties style:font-name="Arial" style:font-name-complex="Arial" fo:color="#000000" fo:font-size="10.5pt" style:font-size-asian="10.5pt" style:font-size-complex="10.5pt"/>
    </style:style>
    <style:style style:name="T81" style:parent-style-name="DefaultParagraphFont" style:family="text">
      <style:text-properties style:font-name="Arial" style:font-name-complex="Arial" fo:color="#000000" fo:font-size="10.5pt" style:font-size-asian="10.5pt" style:font-size-complex="10.5pt"/>
    </style:style>
    <style:style style:name="T82" style:parent-style-name="mathjax1" style:family="text">
      <style:text-properties style:font-name="Cambria Math" style:font-name-complex="Cambria Math" fo:color="#000000" fo:font-size="10.5pt" style:font-size-asian="10.5pt" style:font-size-complex="10.5pt"/>
    </style:style>
    <style:style style:name="T83" style:parent-style-name="DefaultParagraphFont" style:family="text">
      <style:text-properties style:font-name="Arial" style:font-name-complex="Arial" fo:color="#000000" fo:font-size="10.5pt" style:font-size-asian="10.5pt" style:font-size-complex="10.5pt"/>
    </style:style>
    <style:style style:name="T84" style:parent-style-name="mathjax1" style:family="text">
      <style:text-properties style:font-name="Arial" style:font-name-complex="Arial" fo:color="#000000" fo:font-size="10.5pt" style:font-size-asian="10.5pt" style:font-size-complex="10.5pt"/>
    </style:style>
    <style:style style:name="T85" style:parent-style-name="DefaultParagraphFont" style:family="text">
      <style:text-properties style:font-name="Arial" style:font-name-complex="Arial" fo:color="#000000" fo:font-size="10.5pt" style:font-size-asian="10.5pt" style:font-size-complex="10.5pt"/>
    </style:style>
    <style:style style:name="P86" style:parent-style-name="ListParagraph" style:family="paragraph">
      <style:paragraph-properties fo:text-align="center" style:vertical-align="auto" style:line-height-at-least="0.2083in"/>
    </style:style>
    <style:style style:name="T87" style:parent-style-name="mathjax2" style:family="text">
      <style:text-properties style:font-name="Arial" style:font-name-complex="Arial" fo:color="#000000" fo:font-size="10.5pt" style:font-size-asian="10.5pt" style:font-size-complex="10.5pt"/>
    </style:style>
    <style:style style:name="P88" style:parent-style-name="NormalWeb" style:family="paragraph">
      <style:paragraph-properties style:vertical-align="auto" style:line-height-at-least="0.2083in"/>
    </style:style>
    <style:style style:name="T89" style:parent-style-name="DefaultParagraphFont" style:family="text">
      <style:text-properties style:font-name="Arial" style:font-name-complex="Arial" fo:color="#000000" fo:font-size="10.5pt" style:font-size-asian="10.5pt" style:font-size-complex="10.5pt"/>
    </style:style>
    <style:style style:name="T90" style:parent-style-name="DefaultParagraphFont" style:family="text">
      <style:text-properties style:font-name="Arial" style:font-name-complex="Arial" fo:color="#000000" fo:font-size="10.5pt" style:font-size-asian="10.5pt" style:font-size-complex="10.5pt"/>
    </style:style>
    <style:style style:name="T91" style:parent-style-name="mathjax1" style:family="text">
      <style:text-properties style:font-name="Arial" style:font-name-complex="Arial" fo:color="#000000" fo:font-size="10.5pt" style:font-size-asian="10.5pt" style:font-size-complex="10.5pt"/>
    </style:style>
    <style:style style:name="T92" style:parent-style-name="DefaultParagraphFont" style:family="text">
      <style:text-properties style:font-name="Arial" style:font-name-complex="Arial" fo:color="#000000" fo:font-size="10.5pt" style:font-size-asian="10.5pt" style:font-size-complex="10.5pt"/>
    </style:style>
    <style:style style:name="T93" style:parent-style-name="mathjax1" style:family="text">
      <style:text-properties style:font-name="Arial" style:font-name-complex="Arial" fo:color="#000000" fo:font-size="10.5pt" style:font-size-asian="10.5pt" style:font-size-complex="10.5pt"/>
    </style:style>
    <style:style style:name="T94" style:parent-style-name="DefaultParagraphFont" style:family="text">
      <style:text-properties style:font-name="Arial" style:font-name-complex="Arial" fo:color="#000000" fo:font-size="10.5pt" style:font-size-asian="10.5pt" style:font-size-complex="10.5pt"/>
    </style:style>
    <style:style style:name="T95" style:parent-style-name="mathjax1" style:family="text">
      <style:text-properties style:font-name="Arial" style:font-name-complex="Arial" fo:color="#000000" fo:font-size="10.5pt" style:font-size-asian="10.5pt" style:font-size-complex="10.5pt"/>
    </style:style>
    <style:style style:name="T96" style:parent-style-name="DefaultParagraphFont" style:family="text">
      <style:text-properties style:font-name="Arial" style:font-name-complex="Arial" fo:color="#000000" fo:font-size="10.5pt" style:font-size-asian="10.5pt" style:font-size-complex="10.5pt"/>
    </style:style>
    <style:style style:name="P97" style:parent-style-name="NormalWeb" style:family="paragraph">
      <style:paragraph-properties style:vertical-align="auto" style:line-height-at-least="0.2083in"/>
      <style:text-properties style:font-name="Arial" style:font-name-complex="Arial" fo:color="#000000" fo:font-size="10.5pt" style:font-size-asian="10.5pt" style:font-size-complex="10.5pt"/>
    </style:style>
    <style:style style:name="P98" style:parent-style-name="NormalWeb" style:family="paragraph">
      <style:paragraph-properties style:vertical-align="auto" style:line-height-at-least="0.2083in"/>
      <style:text-properties style:font-name="Arial" style:font-name-complex="Arial" fo:color="#000000" fo:font-size="10.5pt" style:font-size-asian="10.5pt" style:font-size-complex="10.5pt"/>
    </style:style>
    <style:style style:name="P99" style:parent-style-name="NormalWeb" style:family="paragraph">
      <style:paragraph-properties style:vertical-align="auto" style:line-height-at-least="0.2083in"/>
      <style:text-properties style:font-name="Arial" style:font-name-complex="Arial" fo:color="#000000" fo:font-size="10.5pt" style:font-size-asian="10.5pt" style:font-size-complex="10.5pt"/>
    </style:style>
    <style:style style:name="P100" style:parent-style-name="NormalWeb" style:family="paragraph">
      <style:paragraph-properties style:vertical-align="auto" style:line-height-at-least="0.2083in"/>
      <style:text-properties style:font-name="Arial" style:font-name-complex="Arial" fo:color="#000000" fo:font-size="10.5pt" style:font-size-asian="10.5pt" style:font-size-complex="10.5pt"/>
    </style:style>
    <style:style style:name="P101" style:parent-style-name="NormalWeb" style:family="paragraph">
      <style:paragraph-properties style:vertical-align="auto" style:line-height-at-least="0.2083in"/>
      <style:text-properties style:font-name="Arial" style:font-name-complex="Arial" fo:color="#000000" fo:font-size="10.5pt" style:font-size-asian="10.5pt" style:font-size-complex="10.5pt"/>
    </style:style>
    <style:style style:name="P102" style:parent-style-name="NormalWeb" style:family="paragraph">
      <style:paragraph-properties style:vertical-align="auto" style:line-height-at-least="0.2083in"/>
      <style:text-properties style:font-name="Arial" style:font-name-complex="Arial" fo:color="#000000" fo:font-size="10.5pt" style:font-size-asian="10.5pt" style:font-size-complex="10.5pt"/>
    </style:style>
    <style:style style:name="P103" style:parent-style-name="Heading3" style:family="paragraph">
      <style:paragraph-properties style:vertical-align="auto" fo:margin-top="0.1444in" style:line-height-at-least="0.1875in"/>
    </style:style>
    <style:style style:name="T104" style:parent-style-name="DefaultParagraphFont" style:family="text">
      <style:text-properties style:font-name="Arial" style:font-name-complex="Arial" fo:font-weight="bold" style:font-weight-asian="bold" fo:color="#000000" fo:font-size="10.5pt" style:font-size-asian="10.5pt" style:font-size-complex="10.5pt"/>
    </style:style>
    <style:style style:name="T105" style:parent-style-name="DefaultParagraphFont" style:family="text">
      <style:text-properties style:font-name="Arial" style:font-name-complex="Arial" fo:font-weight="bold" style:font-weight-asian="bold" fo:color="#000000" fo:font-size="10.5pt" style:font-size-asian="10.5pt" style:font-size-complex="10.5pt"/>
    </style:style>
    <style:style style:name="T106" style:parent-style-name="Hyperlink" style:family="text">
      <style:text-properties style:font-name="Arial" style:font-name-complex="Arial" fo:font-weight="bold" style:font-weight-asian="bold" fo:color="#337AB7" fo:font-size="10.5pt" style:font-size-asian="10.5pt" style:font-size-complex="10.5pt"/>
    </style:style>
    <style:style style:name="P107" style:parent-style-name="NormalWeb" style:family="paragraph">
      <style:paragraph-properties style:vertical-align="auto" fo:margin-top="0in" fo:margin-bottom="0in"/>
      <style:text-properties style:font-name="Arial" style:font-name-complex="Arial" fo:color="#000000" fo:font-size="10.5pt" style:font-size-asian="10.5pt" style:font-size-complex="10.5pt"/>
    </style:style>
    <style:style style:name="P108" style:parent-style-name="NormalWeb" style:family="paragraph">
      <style:paragraph-properties style:vertical-align="auto" fo:margin-top="0.1458in" fo:margin-bottom="0in"/>
    </style:style>
    <style:style style:name="T109" style:parent-style-name="Strong" style:family="text">
      <style:text-properties style:font-name="Arial" style:font-name-complex="Arial" fo:color="#000000" fo:font-size="10.5pt" style:font-size-asian="10.5pt" style:font-size-complex="10.5pt"/>
    </style:style>
    <style:style style:name="T110" style:parent-style-name="DefaultParagraphFont" style:family="text">
      <style:text-properties style:font-name="Arial" style:font-name-complex="Arial" fo:color="#000000" fo:font-size="10.5pt" style:font-size-asian="10.5pt" style:font-size-complex="10.5pt"/>
    </style:style>
    <style:style style:name="P111" style:parent-style-name="ListParagraph" style:family="paragraph">
      <style:paragraph-properties fo:text-align="center" style:vertical-align="auto" fo:line-height="105%"/>
    </style:style>
    <style:style style:name="T112" style:parent-style-name="mi" style:family="text">
      <style:text-properties style:font-name="Arial" style:font-name-complex="Arial" fo:color="#000000" fo:font-size="10.5pt" style:font-size-asian="10.5pt" style:font-size-complex="10.5pt"/>
    </style:style>
    <style:style style:name="T113" style:parent-style-name="mtext" style:family="text">
      <style:text-properties style:font-name="Arial" style:font-name-complex="Arial" fo:color="#000000" fo:font-size="10.5pt" style:font-size-asian="10.5pt" style:font-size-complex="10.5pt"/>
    </style:style>
    <style:style style:name="T114" style:parent-style-name="mi" style:family="text">
      <style:text-properties style:font-name="Arial" style:font-name-complex="Arial" fo:color="#000000" fo:font-size="10.5pt" style:font-size-asian="10.5pt" style:font-size-complex="10.5pt"/>
    </style:style>
    <style:style style:name="T115" style:parent-style-name="mo" style:family="text">
      <style:text-properties style:font-name="Arial" style:font-name-complex="Arial" fo:color="#000000" fo:font-size="10.5pt" style:font-size-asian="10.5pt" style:font-size-complex="10.5pt"/>
    </style:style>
    <style:style style:name="T116" style:parent-style-name="mi" style:family="text">
      <style:text-properties style:font-name="Arial" style:font-name-complex="Arial" fo:color="#000000" fo:font-size="10.5pt" style:font-size-asian="10.5pt" style:font-size-complex="10.5pt"/>
    </style:style>
    <style:style style:name="T117" style:parent-style-name="mn" style:family="text">
      <style:text-properties style:font-name="Arial" style:font-name-complex="Arial" fo:color="#000000" fo:font-size="10.5pt" style:font-size-asian="10.5pt" style:font-size-complex="10.5pt"/>
    </style:style>
    <style:style style:name="T118" style:parent-style-name="mi" style:family="text">
      <style:text-properties style:font-name="Arial" style:font-name-complex="Arial" fo:color="#000000" fo:font-size="10.5pt" style:font-size-asian="10.5pt" style:font-size-complex="10.5pt"/>
    </style:style>
    <style:style style:name="T119" style:parent-style-name="mo" style:family="text">
      <style:text-properties style:font-name="Arial" style:font-name-complex="Arial" fo:color="#000000" fo:font-size="10.5pt" style:font-size-asian="10.5pt" style:font-size-complex="10.5pt"/>
    </style:style>
    <style:style style:name="T120" style:parent-style-name="mi" style:family="text">
      <style:text-properties style:font-name="Arial" style:font-name-complex="Arial" fo:color="#000000" fo:font-size="10.5pt" style:font-size-asian="10.5pt" style:font-size-complex="10.5pt"/>
    </style:style>
    <style:style style:name="T121" style:parent-style-name="mn" style:family="text">
      <style:text-properties style:font-name="Arial" style:font-name-complex="Arial" fo:color="#000000" fo:font-size="10.5pt" style:font-size-asian="10.5pt" style:font-size-complex="10.5pt"/>
    </style:style>
    <style:style style:name="T122" style:parent-style-name="mi" style:family="text">
      <style:text-properties style:font-name="Arial" style:font-name-complex="Arial" fo:color="#000000" fo:font-size="10.5pt" style:font-size-asian="10.5pt" style:font-size-complex="10.5pt"/>
    </style:style>
    <style:style style:name="T123" style:parent-style-name="mo" style:family="text">
      <style:text-properties style:font-name="Arial" style:font-name-complex="Arial" fo:color="#000000" fo:font-size="10.5pt" style:font-size-asian="10.5pt" style:font-size-complex="10.5pt"/>
    </style:style>
    <style:style style:name="T124" style:parent-style-name="mo" style:family="text">
      <style:text-properties style:font-name="Arial" style:font-name-complex="Arial" fo:color="#000000" fo:font-size="10.5pt" style:font-size-asian="10.5pt" style:font-size-complex="10.5pt"/>
    </style:style>
    <style:style style:name="T125" style:parent-style-name="mi" style:family="text">
      <style:text-properties style:font-name="Arial" style:font-name-complex="Arial" fo:color="#000000" fo:font-size="10.5pt" style:font-size-asian="10.5pt" style:font-size-complex="10.5pt"/>
    </style:style>
    <style:style style:name="T126" style:parent-style-name="mo" style:family="text">
      <style:text-properties style:font-name="Arial" style:font-name-complex="Arial" fo:color="#000000" fo:font-size="10.5pt" style:font-size-asian="10.5pt" style:font-size-complex="10.5pt"/>
    </style:style>
    <style:style style:name="T127" style:parent-style-name="mo" style:family="text">
      <style:text-properties style:font-name="Arial" style:font-name-complex="Arial" fo:color="#000000" style:text-position="-61.9% 100%" fo:font-size="10.5pt" style:font-size-asian="10.5pt" style:font-size-complex="10.5pt"/>
    </style:style>
    <style:style style:name="T128" style:parent-style-name="mi" style:family="text">
      <style:text-properties style:font-name="Arial" style:font-name-complex="Arial" fo:color="#000000" fo:font-size="10.5pt" style:font-size-asian="10.5pt" style:font-size-complex="10.5pt"/>
    </style:style>
    <style:style style:name="T129" style:parent-style-name="mo" style:family="text">
      <style:text-properties style:font-name="Arial" style:font-name-complex="Arial" fo:color="#000000" fo:font-size="10.5pt" style:font-size-asian="10.5pt" style:font-size-complex="10.5pt"/>
    </style:style>
    <style:style style:name="T130" style:parent-style-name="mn" style:family="text">
      <style:text-properties style:font-name="Arial" style:font-name-complex="Arial" fo:color="#000000" fo:font-size="10.5pt" style:font-size-asian="10.5pt" style:font-size-complex="10.5pt"/>
    </style:style>
    <style:style style:name="T131" style:parent-style-name="mi" style:family="text">
      <style:text-properties style:font-name="Arial" style:font-name-complex="Arial" fo:color="#000000" fo:font-size="10.5pt" style:font-size-asian="10.5pt" style:font-size-complex="10.5pt"/>
    </style:style>
    <style:style style:name="P132" style:parent-style-name="NormalWeb" style:family="paragraph">
      <style:paragraph-properties style:vertical-align="auto" fo:margin-top="0.1458in" fo:margin-bottom="0in"/>
      <style:text-properties style:font-name="Arial" style:font-name-complex="Arial" fo:color="#000000" fo:font-size="10.5pt" style:font-size-asian="10.5pt" style:font-size-complex="10.5pt"/>
    </style:style>
    <style:style style:name="P133" style:parent-style-name="NormalWeb" style:family="paragraph">
      <style:paragraph-properties style:vertical-align="auto" fo:margin-top="0.1458in" fo:margin-bottom="0in"/>
    </style:style>
    <style:style style:name="T134" style:parent-style-name="DefaultParagraphFont" style:family="text">
      <style:text-properties style:font-name="Arial" style:font-name-complex="Arial" fo:color="#000000" fo:font-size="10.5pt" style:font-size-asian="10.5pt" style:font-size-complex="10.5pt"/>
    </style:style>
    <style:style style:name="T135" style:parent-style-name="DefaultParagraphFont" style:family="text">
      <style:text-properties style:font-name="Arial" style:font-name-complex="Arial" fo:color="#000000" fo:font-size="10.5pt" style:font-size-asian="10.5pt" style:font-size-complex="10.5pt"/>
    </style:style>
    <style:style style:name="T136" style:parent-style-name="DefaultParagraphFont" style:family="text">
      <style:text-properties style:font-name="Arial" style:font-name-complex="Arial" fo:color="#000000" fo:font-size="10.5pt" style:font-size-asian="10.5pt" style:font-size-complex="10.5pt"/>
    </style:style>
    <style:style style:name="P137" style:parent-style-name="ListParagraph" style:family="paragraph">
      <style:paragraph-properties fo:margin-bottom="0in"/>
      <style:text-properties style:font-name="Arial" style:font-name-asian="Times New Roman" style:font-name-complex="Arial" fo:font-size="10.5pt" style:font-size-asian="10.5pt" style:font-size-complex="10.5pt" style:language-asian="en" style:country-asian="GB"/>
    </style:style>
    <style:style style:name="P138" style:parent-style-name="ListParagraph" style:family="paragraph">
      <style:paragraph-properties style:vertical-align="auto" fo:margin-bottom="0in"/>
    </style:style>
    <style:style style:name="T139"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140"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141"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142" style:parent-style-name="ListParagraph" style:family="paragraph">
      <style:paragraph-properties fo:text-align="center" style:vertical-align="auto" fo:margin-bottom="0in"/>
    </style:style>
    <style:style style:name="T143"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144" style:parent-style-name="NormalWeb" style:family="paragraph">
      <style:paragraph-properties fo:margin-top="0.1458in" fo:margin-bottom="0in" fo:margin-left="0.5in">
        <style:tab-stops/>
      </style:paragraph-properties>
    </style:style>
    <style:style style:name="T145" style:parent-style-name="DefaultParagraphFont" style:family="text">
      <style:text-properties style:font-name="Arial" style:font-name-complex="Arial" fo:color="#000000" fo:font-size="10.5pt" style:font-size-asian="10.5pt" style:font-size-complex="10.5pt"/>
    </style:style>
    <style:style style:name="P146" style:parent-style-name="NormalWeb" style:family="paragraph">
      <style:paragraph-properties fo:margin-top="0.1458in" fo:margin-bottom="0in" fo:margin-left="0.5in">
        <style:tab-stops/>
      </style:paragraph-properties>
    </style:style>
    <style:style style:name="T147" style:parent-style-name="DefaultParagraphFont" style:family="text">
      <style:text-properties style:font-name="Arial" style:font-name-complex="Arial" fo:color="#000000" fo:font-size="10.5pt" style:font-size-asian="10.5pt" style:font-size-complex="10.5pt"/>
    </style:style>
    <style:style style:name="T148" style:parent-style-name="DefaultParagraphFont" style:family="text">
      <style:text-properties style:font-name="Arial" style:font-name-complex="Arial" fo:color="#000000" fo:font-size="10.5pt" style:font-size-asian="10.5pt" style:font-size-complex="10.5pt"/>
    </style:style>
    <style:style style:name="P149" style:parent-style-name="ListParagraph" style:family="paragraph">
      <style:paragraph-properties style:vertical-align="auto" fo:margin-bottom="0in"/>
    </style:style>
    <style:style style:name="T150"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151"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152" style:parent-style-name="DefaultParagraphFont" style:family="text">
      <style:text-properties style:font-name="Arial" style:font-name-asian="Times New Roman" style:font-name-complex="Arial" fo:color="#337AB7" fo:font-size="10.5pt" style:font-size-asian="10.5pt" style:font-size-complex="10.5pt" style:text-underline-type="single" style:text-underline-style="solid" style:text-underline-width="auto" style:text-underline-mode="continuous" style:language-asian="en" style:country-asian="GB"/>
    </style:style>
    <style:style style:name="T153"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154" style:parent-style-name="ListParagraph" style:family="paragraph">
      <style:paragraph-properties fo:text-align="center" style:vertical-align="auto" fo:margin-bottom="0in"/>
    </style:style>
    <style:style style:name="T155"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156" style:parent-style-name="DefaultParagraphFont" style:family="text">
      <style:text-properties style:font-name="Arial" style:font-name-asian="Times New Roman" style:font-name-complex="Arial" style:text-position="-61.9% 100%" fo:font-size="10.5pt" style:font-size-asian="10.5pt" style:font-size-complex="10.5pt" style:language-asian="en" style:country-asian="GB"/>
    </style:style>
    <style:style style:name="T15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158" style:parent-style-name="ListParagraph" style:family="paragraph">
      <style:paragraph-properties fo:margin-top="0.1458in" fo:margin-bottom="0in"/>
    </style:style>
    <style:style style:name="T159"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160"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161" style:parent-style-name="ListParagraph"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162" style:parent-style-name="ListParagraph" style:family="paragraph">
      <style:paragraph-properties style:vertical-align="auto" fo:margin-bottom="0in"/>
    </style:style>
    <style:style style:name="T163"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164"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165"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166" style:parent-style-name="DefaultParagraphFont" style:family="text">
      <style:text-properties style:font-name="Arial" style:font-name-asian="Times New Roman" style:font-name-complex="Arial" fo:color="#337AB7" fo:font-size="10.5pt" style:font-size-asian="10.5pt" style:font-size-complex="10.5pt" style:text-underline-type="single" style:text-underline-style="solid" style:text-underline-width="auto" style:text-underline-mode="continuous" style:language-asian="en" style:country-asian="GB"/>
    </style:style>
    <style:style style:name="T167"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168" style:parent-style-name="ListParagraph" style:family="paragraph">
      <style:paragraph-properties fo:text-align="center" style:vertical-align="auto" fo:margin-bottom="0in"/>
    </style:style>
    <style:style style:name="T169"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170" style:parent-style-name="DefaultParagraphFont" style:family="text">
      <style:text-properties style:font-name="Arial" style:font-name-asian="Times New Roman" style:font-name-complex="Arial" style:text-position="-61.9% 100%" fo:font-size="10.5pt" style:font-size-asian="10.5pt" style:font-size-complex="10.5pt" style:language-asian="en" style:country-asian="GB"/>
    </style:style>
    <style:style style:name="T171"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172" style:parent-style-name="ListParagraph"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173" style:parent-style-name="ListParagraph" style:family="paragraph">
      <style:paragraph-properties fo:text-align="center" style:vertical-align="auto" fo:margin-bottom="0in"/>
    </style:style>
    <style:style style:name="T174"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175" style:parent-style-name="ListParagraph" style:family="paragraph">
      <style:paragraph-properties fo:margin-bottom="0in"/>
    </style:style>
    <style:style style:name="T176"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17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178" style:parent-style-name="ListParagraph" style:family="paragraph">
      <style:paragraph-properties fo:margin-bottom="0in"/>
      <style:text-properties style:font-name="Arial" style:font-name-asian="Times New Roman" style:font-name-complex="Arial" fo:font-size="10.5pt" style:font-size-asian="10.5pt" style:font-size-complex="10.5pt" style:language-asian="en" style:country-asian="GB"/>
    </style:style>
    <style:style style:name="P179" style:parent-style-name="ListParagraph" style:family="paragraph">
      <style:paragraph-properties fo:margin-bottom="0in"/>
      <style:text-properties style:font-name="Arial" style:font-name-asian="Times New Roman" style:font-name-complex="Arial" fo:font-size="10.5pt" style:font-size-asian="10.5pt" style:font-size-complex="10.5pt" style:language-asian="en" style:country-asian="GB"/>
    </style:style>
    <style:style style:name="P180"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181"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182"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183"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184"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185"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186"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187"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188"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189"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190"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191"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192"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193"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194" style:parent-style-name="ListParagraph" style:family="paragraph">
      <style:paragraph-properties fo:margin-bottom="0in"/>
      <style:text-properties style:font-name="Arial" style:font-name-asian="Times New Roman" style:font-name-complex="Arial" fo:font-size="10.5pt" style:font-size-asian="10.5pt" style:font-size-complex="10.5pt" style:language-asian="en" style:country-asian="GB"/>
    </style:style>
    <style:style style:name="P195" style:parent-style-name="ListParagraph" style:family="paragraph">
      <style:paragraph-properties style:vertical-align="auto" fo:margin-bottom="0in"/>
      <style:text-properties style:font-name="Arial" style:font-name-asian="Times New Roman" style:font-name-complex="Arial" fo:font-weight="bold" style:font-weight-asian="bold" fo:font-size="10.5pt" style:font-size-asian="10.5pt" style:font-size-complex="10.5pt" style:language-asian="en" style:country-asian="GB"/>
    </style:style>
    <style:style style:name="P196" style:parent-style-name="ListParagraph" style:family="paragraph">
      <style:paragraph-properties fo:margin-bottom="0in"/>
      <style:text-properties style:font-name="Arial" style:font-name-asian="Times New Roman" style:font-name-complex="Arial" fo:font-size="10.5pt" style:font-size-asian="10.5pt" style:font-size-complex="10.5pt" style:language-asian="en" style:country-asian="GB"/>
    </style:style>
    <style:style style:name="P197" style:parent-style-name="ListParagraph" style:family="paragraph">
      <style:paragraph-properties fo:margin-bottom="0in"/>
      <style:text-properties style:font-name="Arial" style:font-name-asian="Times New Roman" style:font-name-complex="Arial" fo:font-weight="bold" style:font-weight-asian="bold" fo:font-size="10.5pt" style:font-size-asian="10.5pt" style:font-size-complex="10.5pt" style:language-asian="en" style:country-asian="GB"/>
    </style:style>
    <style:style style:name="P198" style:parent-style-name="ListParagraph" style:family="paragraph">
      <style:paragraph-properties fo:margin-bottom="0in"/>
      <style:text-properties style:font-name="Arial" style:font-name-asian="Times New Roman" style:font-name-complex="Arial" fo:font-weight="bold" style:font-weight-asian="bold" fo:font-size="10.5pt" style:font-size-asian="10.5pt" style:font-size-complex="10.5pt" style:language-asian="en" style:country-asian="GB"/>
    </style:style>
    <style:style style:name="P199" style:parent-style-name="ListParagraph" style:family="paragraph">
      <style:paragraph-properties fo:margin-top="0.1458in" fo:margin-bottom="0in"/>
      <style:text-properties style:font-name="Helvetica" style:font-name-complex="Helvetica" fo:color="#000000" fo:font-size="10.5pt" style:font-size-asian="10.5pt" style:font-size-complex="10.5pt"/>
    </style:style>
    <style:style style:name="P200" style:parent-style-name="ListParagraph" style:family="paragraph">
      <style:paragraph-properties fo:margin-top="0.1458in" fo:margin-bottom="0in"/>
      <style:text-properties style:font-name="Helvetica" style:font-name-complex="Helvetica" fo:color="#000000" fo:font-size="10.5pt" style:font-size-asian="10.5pt" style:font-size-complex="10.5pt"/>
    </style:style>
    <style:style style:name="P201" style:parent-style-name="ListParagraph" style:family="paragraph">
      <style:paragraph-properties fo:margin-top="0.1458in" fo:margin-bottom="0in"/>
    </style:style>
    <style:style style:name="T202" style:parent-style-name="Strong" style:family="text">
      <style:text-properties style:font-name="&amp;quot" fo:color="#000000" fo:font-size="10.5pt" style:font-size-asian="10.5pt" style:font-size-complex="10.5pt"/>
    </style:style>
    <style:style style:name="T203" style:parent-style-name="DefaultParagraphFont" style:family="text">
      <style:text-properties style:font-name="Helvetica" style:font-name-complex="Helvetica" fo:color="#000000" fo:font-size="10.5pt" style:font-size-asian="10.5pt" style:font-size-complex="10.5pt"/>
    </style:style>
    <style:style style:name="T204" style:parent-style-name="DefaultParagraphFont" style:family="text">
      <style:text-properties style:font-name="Helvetica" style:font-name-complex="Helvetica" fo:color="#000000" fo:font-size="10.5pt" style:font-size-asian="10.5pt" style:font-size-complex="10.5pt"/>
    </style:style>
    <style:style style:name="T205" style:parent-style-name="DefaultParagraphFont" style:family="text">
      <style:text-properties style:font-name="Helvetica" style:font-name-complex="Helvetica" fo:color="#000000" fo:font-size="10.5pt" style:font-size-asian="10.5pt" style:font-size-complex="10.5pt"/>
    </style:style>
    <style:style style:name="T206" style:parent-style-name="HTMLCode" style:family="text">
      <style:text-properties style:font-name-asian="Calibri" fo:color="#000000" fo:font-size="10.5pt" style:font-size-asian="10.5pt" style:font-size-complex="10.5pt" fo:background-color="#FFFFFF"/>
    </style:style>
    <style:style style:name="T207" style:parent-style-name="DefaultParagraphFont" style:family="text">
      <style:text-properties style:font-name="Helvetica" style:font-name-complex="Helvetica" fo:color="#000000" fo:font-size="10.5pt" style:font-size-asian="10.5pt" style:font-size-complex="10.5pt"/>
    </style:style>
    <style:style style:name="P208" style:parent-style-name="ListParagraph"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09" style:parent-style-name="ListParagraph" style:family="paragraph">
      <style:paragraph-properties style:vertical-align="auto" fo:margin-top="0.1458in" fo:margin-bottom="0in"/>
      <style:text-properties style:font-name="Arial" style:font-name-asian="Times New Roman" style:font-name-complex="Arial" fo:font-weight="bold" style:font-weight-asian="bold" fo:color="#000000" fo:font-size="10.5pt" style:font-size-asian="10.5pt" style:font-size-complex="10.5pt" style:language-asian="en" style:country-asian="GB"/>
    </style:style>
    <style:style style:name="P210" style:parent-style-name="ListParagraph" style:family="paragraph">
      <style:paragraph-properties style:vertical-align="auto"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11" style:parent-style-name="ListParagraph" style:family="paragraph">
      <style:paragraph-properties style:vertical-align="auto" fo:margin-top="0.1458in" fo:margin-bottom="0in"/>
    </style:style>
    <style:style style:name="T212" style:parent-style-name="DefaultParagraphFont" style:family="text">
      <style:text-properties style:font-name="Helvetica" style:font-name-complex="Helvetica" fo:color="#000000" fo:font-size="10.5pt" style:font-size-asian="10.5pt" style:font-size-complex="10.5pt"/>
    </style:style>
    <style:style style:name="T213" style:parent-style-name="DefaultParagraphFont" style:family="text">
      <style:text-properties style:font-name="Helvetica" style:font-name-complex="Helvetica" fo:color="#000000" fo:font-size="10.5pt" style:font-size-asian="10.5pt" style:font-size-complex="10.5pt"/>
    </style:style>
    <style:style style:name="T214" style:parent-style-name="DefaultParagraphFont" style:family="text">
      <style:text-properties style:font-name="Helvetica" style:font-name-complex="Helvetica" fo:color="#000000" fo:font-size="10.5pt" style:font-size-asian="10.5pt" style:font-size-complex="10.5pt"/>
    </style:style>
    <style:style style:name="P215" style:parent-style-name="ListParagraph" style:family="paragraph">
      <style:paragraph-properties fo:margin-top="0.1458in" fo:margin-bottom="0in" fo:margin-left="1in">
        <style:tab-stops/>
      </style:paragraph-properties>
      <style:text-properties style:font-name="Arial" style:font-name-asian="Times New Roman" style:font-name-complex="Arial" fo:color="#000000" fo:font-size="10.5pt" style:font-size-asian="10.5pt" style:font-size-complex="10.5pt" style:language-asian="en" style:country-asian="GB"/>
    </style:style>
    <style:style style:name="P216" style:parent-style-name="ListParagraph" style:family="paragraph">
      <style:paragraph-properties style:vertical-align="auto"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17" style:parent-style-name="ListParagraph"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18" style:parent-style-name="ListParagraph" style:family="paragraph">
      <style:paragraph-properties fo:margin-top="0.1458in" fo:margin-bottom="0in" fo:margin-left="1in">
        <style:tab-stops/>
      </style:paragraph-properties>
      <style:text-properties style:font-name="Arial" style:font-name-asian="Times New Roman" style:font-name-complex="Arial" fo:color="#000000" fo:font-size="10.5pt" style:font-size-asian="10.5pt" style:font-size-complex="10.5pt" style:language-asian="en" style:country-asian="GB"/>
    </style:style>
    <style:style style:name="P219" style:parent-style-name="Heading3" style:family="paragraph">
      <style:paragraph-properties style:vertical-align="auto" fo:margin-top="0.1444in" style:line-height-at-least="0.1875in"/>
    </style:style>
    <style:style style:name="T220" style:parent-style-name="DefaultParagraphFont" style:family="text">
      <style:text-properties style:font-name="&amp;quot" fo:color="#000000"/>
    </style:style>
    <style:style style:name="T221" style:parent-style-name="Hyperlink" style:family="text">
      <style:text-properties style:font-name="&amp;quot" fo:color="#337AB7"/>
    </style:style>
    <style:style style:name="P222" style:parent-style-name="ListParagraph"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23" style:parent-style-name="ListParagraph"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24" style:parent-style-name="ListParagraph"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25" style:parent-style-name="ListParagraph" style:family="paragraph">
      <style:paragraph-properties style:vertical-align="auto"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26" style:parent-style-name="ListParagraph" style:family="paragraph">
      <style:paragraph-properties style:vertical-align="auto"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27" style:parent-style-name="ListParagraph" style:family="paragraph">
      <style:paragraph-properties style:vertical-align="auto"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28" style:parent-style-name="ListParagraph" style:family="paragraph">
      <style:paragraph-properties style:vertical-align="auto" fo:margin-top="0.1458in" fo:margin-bottom="0in"/>
    </style:style>
    <style:style style:name="T229"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230"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231"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232"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233" style:parent-style-name="ListParagraph" style:family="paragraph">
      <style:paragraph-properties fo:margin-top="0.1458in" fo:margin-bottom="0in"/>
      <style:text-properties style:font-name="Arial" style:font-name-complex="Arial" fo:color="#000000" fo:font-size="10.5pt" style:font-size-asian="10.5pt" style:font-size-complex="10.5pt"/>
    </style:style>
    <style:style style:name="P234" style:parent-style-name="ListParagraph" style:family="paragraph">
      <style:paragraph-properties style:vertical-align="auto" fo:margin-top="0.1458in" fo:margin-bottom="0in" fo:margin-left="0.5in">
        <style:tab-stops>
          <style:tab-stop style:type="left" style:position="0.5in"/>
        </style:tab-stops>
      </style:paragraph-properties>
    </style:style>
    <style:style style:name="T235" style:parent-style-name="DefaultParagraphFont" style:family="text">
      <style:text-properties style:font-name="Arial" style:font-name-asian="Times New Roman" style:font-name-complex="Arial" fo:font-weight="bold" style:font-weight-asian="bold" fo:color="#000000" fo:font-size="10.5pt" style:font-size-asian="10.5pt" style:font-size-complex="10.5pt" style:language-asian="en" style:country-asian="GB"/>
    </style:style>
    <style:style style:name="T236" style:parent-style-name="DefaultParagraphFont" style:family="text">
      <style:text-properties style:font-name="Arial" style:font-name-complex="Arial" fo:color="#000000" fo:font-size="10.5pt" style:font-size-asian="10.5pt" style:font-size-complex="10.5pt"/>
    </style:style>
    <style:style style:name="T237" style:parent-style-name="DefaultParagraphFont" style:family="text">
      <style:text-properties style:font-name="Arial" style:font-name-complex="Arial" fo:color="#000000" fo:font-size="10.5pt" style:font-size-asian="10.5pt" style:font-size-complex="10.5pt"/>
    </style:style>
    <style:style style:name="T238" style:parent-style-name="DefaultParagraphFont" style:family="text">
      <style:text-properties style:font-name="Arial" style:font-name-complex="Arial" fo:color="#000000" fo:font-size="10.5pt" style:font-size-asian="10.5pt" style:font-size-complex="10.5pt"/>
    </style:style>
    <style:style style:name="T239" style:parent-style-name="DefaultParagraphFont" style:family="text">
      <style:text-properties style:font-name="Arial" style:font-name-complex="Arial" fo:color="#000000" fo:font-size="10.5pt" style:font-size-asian="10.5pt" style:font-size-complex="10.5pt"/>
    </style:style>
  </office:automatic-styles>
  <office:body>
    <office:text text:use-soft-page-breaks="true">
      <text:h text:style-name="P1" text:outline-level="2"><text:bookmark-start text:name="_Toc6419226"/></text:h>
      <text:h text:style-name="P2" text:outline-level="2"/>
      <text:h text:style-name="P3" text:outline-level="2">Summary / Observations:</text:h>
      <text:h text:style-name="P4" text:outline-level="3">Deep features for Image retrieval nearest neighbour search</text:h>
      <text:h text:style-name="P5" text:outline-level="3">Fitting a Gaussian mixture model for image data</text:h>
      <text:p text:style-name="P6"><text:span text:style-name="T7">Tasks:</text:span></text:p>
      <text:list text:style-name="LFO1" text:continue-numbering="true">
        <text:list-item>
          <text:p text:style-name="P8"><text:span text:style-name="T9">Applied the implementation of the EM</text:span><text:span text:style-name="T10"><text:s/>[Expectation Maximization]</text:span><text:span text:style-name="T11"><text:s/>algorithm, to cluster some more interesting data. In particular, we have a set of images that come from four categories: sunsets, rivers, trees and forests, and cloudy skies. For each image we are given the average intensity of its red, green, and blue pixels, so we have a 3-dimensional representation of our data. Our goal is to find a good clustering of these images using our EM implementation; ideally our algorithm would find clusters that roughly correspond to the four image categories.</text:span></text:p>
        </text:list-item>
      </text:list>
      <text:p text:style-name="P12"/>
      <text:list text:style-name="LFO1" text:continue-numbering="true">
        <text:list-item>
          <text:p text:style-name="P13"><text:span text:style-name="T14">E</text:span><text:span text:style-name="T15">xplore</text:span><text:span text:style-name="T16">d</text:span><text:span text:style-name="T17"><text:s/>clustering results and interpret the output of the EM algorithm</text:span></text:p>
        </text:list-item>
        <text:list-item>
          <text:p text:style-name="P18"><text:span text:style-name="T19">Like k-means, EM is prone to converging to a local optimum. In practice, you may want to run EM multiple times with different random initialization.<text:s/></text:span></text:p>
        </text:list-item>
        <text:list-item>
          <text:p text:style-name="P20"><text:span text:style-name="T21">Observations:<text:s/></text:span><text:span text:style-name="T22">The</text:span><text:span text:style-name="T23"><text:s/>results looked<text:s/></text:span><text:span text:style-name="T24">pretty good! Our algorithm seems to have done a good job overall at 'discovering' the four categories that from which our image data was drawn. It seems to have had the most difficulty in distinguishing between rivers and cloudy skies, probably due to the similar colour profiles of images in these categories; if we wanted to achieve better performance on distinguishing between these categories, we might need a richer representation of our data than simply the average [R G B] values for each image.</text:span></text:p>
        </text:list-item>
      </text:list>
      <text:p text:style-name="P25"/>
      <text:h text:style-name="P26" text:outline-level="2"/>
      <text:h text:style-name="Heading2" text:outline-level="2"><text:span text:style-name="T27">ASSIGNMENT4:</text:span><text:bookmark-end text:name="_Toc6419226"/></text:h>
      <text:h text:style-name="P28" text:outline-level="2"><text:bookmark-start text:name="_Toc6419227"/>Implementing EM for Gaussian mixtures<text:bookmark-end text:name="_Toc6419227"/></text:h>
      <text:p text:style-name="P29">In this assignment you will</text:p>
      <text:list text:style-name="LFO1" text:continue-numbering="true">
        <text:list-item>
          <text:p text:style-name="P30">implement the EM algorithm for a Gaussian mixture model</text:p>
        </text:list-item>
        <text:list-item>
          <text:p text:style-name="P31">apply your implementation to cluster images</text:p>
        </text:list-item>
        <text:list-item>
          <text:p text:style-name="P32">explore clustering results and interpret the output of the EM<text:s/>algorithm</text:p>
        </text:list-item>
      </text:list>
      <text:p text:style-name="P33">Write-up/Pseudo-Code:</text:p>
      <text:p text:style-name="P34">In this section, you will implement the EM algorithm. We will take the following steps:</text:p>
      <text:p text:style-name="P35">Provide a log likelihood function for this model.</text:p>
      <text:p text:style-name="P36">Implement the EM algorithm.</text:p>
      <text:p text:style-name="P37">Create some synthetic data.</text:p>
      <text:p text:style-name="P38">Visualize the progress of the<text:s/>parameters during the course of running EM.</text:p>
      <text:p text:style-name="P39">Visualize the convergence of the model.</text:p>
      <text:p text:style-name="P40">Log likelihood</text:p>
      <text:soft-page-break/>
      <text:p text:style-name="P41">We provide a function to calculate log likelihood for mixture of Gaussians. The log likelihood quantifies the probability of observing a given set of<text:s/>data under a particular setting of the parameters in our model. We will use this to assess convergence of our EM algorithm; specifically, we will keep looping through EM update steps until the log<text:s/>like hood<text:s/>ceases to increase at a certain rate.</text:p>
      <text:list text:style-name="LFO2" text:continue-numbering="true">
        <text:list-item>
          <text:p text:style-name="P42">Compute loglikelihood - loglikelihood(data, weights, means, covs):</text:p>
        </text:list-item>
      </text:list>
      <text:p text:style-name="P43">""" Compute the loglikelihood of the data for a Gaussian mixture model with the given parameters. """</text:p>
      <text:list text:style-name="LFO2" text:continue-numbering="true">
        <text:list-item>
          <text:p text:style-name="P44"><text:bookmark-start text:name="_Toc6419228"/><text:span text:style-name="T45">E-step: assign cluster responsibilities, given current parameters</text:span><text:a xlink:href="http://localhost:8888/notebooks/Course4/3_em-for-gmm_blank.ipynb#E-step:-assign-cluster-responsibilities,-given-current-parameters" office:target-frame-name="_top" xlink:show="replace"><text:span text:style-name="T46">¶</text:span><text:bookmark-end text:name="_Toc6419228"/></text:a></text:p>
          <text:list text:continue-numbering="true">
            <text:list-item>
              <text:p text:style-name="P47"><text:span text:style-name="T48">The first step in the EM algorithm is to compute cluster responsibilities. Let<text:s/></text:span><text:span text:style-name="T49">rik</text:span><text:span text:style-name="T50"><text:s/>denote the responsibility of cluster<text:s/></text:span><text:span text:style-name="T51">k</text:span><text:span text:style-name="T52"><text:s/>for data<text:s/></text:span><text:span text:style-name="T53">point . Note that cluster responsibilities are fractional parts: Cluster responsibilities for a single data point<text:s/></text:span><text:span text:style-name="T54">i</text:span><text:span text:style-name="T55"><text:s/>should sum to 1.<text:s/></text:span></text:p>
            </text:list-item>
            <text:list-item>
              <text:p text:style-name="P56"><text:span text:style-name="T57">ri1+ri2+…+riK=1</text:span></text:p>
            </text:list-item>
            <text:list-item>
              <text:p text:style-name="P58"><text:span text:style-name="T59">To figure how much a cluster is responsible for a given data point, we compute the likelihood of the data<text:s/></text:span><text:span text:style-name="T60">point under the particular cluster assignment, multiplied by the weight of the cluster. For data point<text:s/></text:span><text:span text:style-name="T61">i</text:span><text:span text:style-name="T62"><text:s/>and cluster<text:s/></text:span><text:span text:style-name="T63">k</text:span><text:span text:style-name="T64"><text:s/>, this quantity is<text:s/></text:span></text:p>
            </text:list-item>
            <text:list-item>
              <text:p text:style-name="P65"><text:span text:style-name="T66">rik</text:span><text:span text:style-name="T67">∝</text:span><text:span text:style-name="T68">πkN(xi|μk,Σk)</text:span></text:p>
            </text:list-item>
            <text:list-item>
              <text:p text:style-name="P69"><text:span text:style-name="T70">where<text:s/></text:span><text:span text:style-name="T71">N(xi|μk,Σk)</text:span><text:span text:style-name="T72"><text:s/>is the Gaussian distribution for cluster<text:s/></text:span><text:span text:style-name="T73">k</text:span><text:span text:style-name="T74"><text:s/>with mean<text:s/></text:span><text:span text:style-name="T75">μk</text:span><text:span text:style-name="T76"><text:s/>and covariance<text:s/></text:span><text:span text:style-name="T77">Σk</text:span><text:span text:style-name="T78"><text:s/>).</text:span></text:p>
            </text:list-item>
            <text:list-item>
              <text:p text:style-name="P79"><text:span text:style-name="T80">We u</text:span><text:span text:style-name="T81">sed<text:s/></text:span><text:span text:style-name="T82">∝</text:span><text:span text:style-name="T83"><text:s/>because the quantity<text:s/></text:span><text:span text:style-name="T84">N(xi|μk,Σk)</text:span><text:span text:style-name="T85"><text:s/>is not yet the responsibility we want. To ensure that all responsibilities over each data point add up to 1, we add the normalization constant in the denominator:<text:s/></text:span></text:p>
            </text:list-item>
            <text:list-item>
              <text:p text:style-name="P86"><text:span text:style-name="T87">rik=πkN(xi|μk,Σk)∑Kk=1πkN(xi|μk,Σk).</text:span></text:p>
            </text:list-item>
            <text:list-item>
              <text:p text:style-name="P88"><text:span text:style-name="T89">Complete the fol</text:span><text:span text:style-name="T90">lowing function that computes<text:s/></text:span><text:span text:style-name="T91">rik</text:span><text:span text:style-name="T92"><text:s/>for all data points<text:s/></text:span><text:span text:style-name="T93">i</text:span><text:span text:style-name="T94"><text:s/>and clusters<text:s/></text:span><text:span text:style-name="T95">k</text:span><text:span text:style-name="T96">.</text:span></text:p>
            </text:list-item>
            <text:list-item>
              <text:p text:style-name="P97">Drawing from a Gaussian distribution. SciPy provides a convenient function multivariate_normal.pdf that computes the likelihood of seeing a data point in a multivariate Gaussian distribution. The usage is</text:p>
            </text:list-item>
            <text:list-item>
              <text:p text:style-name="P98">multivariate_normal.pdf([data point], mean=[mean vector], cov=[covariance matrix])</text:p>
            </text:list-item>
            <text:list-item>
              <text:p text:style-name="P99">Write a function compute_responsibilities(data, weights, means, covariances)</text:p>
              <text:list text:continue-numbering="true">
                <text:list-item>
                  <text:p text:style-name="P100">Update resp matrix so that resp[i,k] is the responsibility of<text:s/>cluster k for data point i.</text:p>
                </text:list-item>
                <text:list-item>
                  <text:p text:style-name="P101">To compute likelihood of seeing data point i given cluster k, use multivariate_normal.pdf.</text:p>
                </text:list-item>
                <text:list-item>
                  <text:p text:style-name="P102">Add up responsibilities over each data point and normalize</text:p>
                </text:list-item>
              </text:list>
            </text:list-item>
          </text:list>
        </text:list-item>
      </text:list>
      <text:list text:style-name="LFO2" text:continue-numbering="true">
        <text:list-item>
          <text:p text:style-name="P103"><text:bookmark-start text:name="_Toc6419229"/><text:span text:style-name="T104">M-step: Update parameters, given current cluster<text:s/></text:span><text:span text:style-name="T105">responsibilities</text:span><text:a xlink:href="http://localhost:8888/notebooks/Course4/3_em-for-gmm_blank.ipynb#M-step:-Update-parameters,-given-current-cluster-responsibilities" office:target-frame-name="_top" xlink:show="replace"><text:span text:style-name="T106">¶</text:span><text:bookmark-end text:name="_Toc6419229"/></text:a></text:p>
          <text:list text:continue-numbering="true">
            <text:list-item>
              <text:p text:style-name="P107">Once the cluster responsibilities are computed, we update the parameters (weights, means,<text:s/>and covariances) associated with the clusters.</text:p>
            </text:list-item>
            <text:list-item>
              <text:p text:style-name="P108"><text:span text:style-name="T109">Computing soft counts</text:span><text:span text:style-name="T110">. Before updating the parameters, we first compute what is known as "soft counts". The soft count of a cluster is the sum of all cluster responsibilities for that cluster:<text:s/></text:span></text:p>
            </text:list-item>
            <text:list-item>
              <text:p text:style-name="P111"><text:span text:style-name="T112">N</text:span><text:span text:style-name="T113">soft</text:span><text:span text:style-name="T114">k</text:span><text:span text:style-name="T115">=</text:span><text:span text:style-name="T116">r</text:span><text:span text:style-name="T117">1</text:span><text:span text:style-name="T118">k</text:span><text:span text:style-name="T119">+</text:span><text:span text:style-name="T120">r</text:span><text:span text:style-name="T121">2</text:span><text:span text:style-name="T122">k</text:span><text:span text:style-name="T123">+</text:span><text:span text:style-name="T124">…+</text:span><text:span text:style-name="T125">rNk</text:span><text:span text:style-name="T126">=</text:span><text:span text:style-name="T127">∑</text:span><text:span text:style-name="T128">i</text:span><text:span text:style-name="T129">=</text:span><text:span text:style-name="T130">1</text:span><text:span text:style-name="T131">Nrik</text:span></text:p>
            </text:list-item>
            <text:list-item>
              <text:p text:style-name="P132">where we loop over data points. Note that, unlike k-means, we must loop over every single data point in the dataset. This is because all clusters are represented in all data points, to a varying degree.</text:p>
            </text:list-item>
            <text:list-item>
              <text:p text:style-name="P133"><text:span text:style-name="T134">We provide the function for<text:s/></text:span><text:span text:style-name="T135">computing the soft counts-</text:span><text:s/><text:span text:style-name="T136">compute_soft_counts(resp):</text:span></text:p>
            </text:list-item>
          </text:list>
        </text:list-item>
      </text:list>
      <text:p text:style-name="P137"/>
      <text:list text:style-name="LFO2" text:continue-numbering="true">
        <text:list-item>
          <text:p text:style-name="P138"><text:span text:style-name="T139">Updating weights.</text:span><text:span text:style-name="T140"><text:s/>The cluster weights show us how much each cluster is represented over all data points. The weight of cluster k is given by the ratio of the soft count Nsoftk to the total number of da</text:span><text:span text:style-name="T141">ta points N:<text:s/></text:span></text:p>
        </text:list-item>
        <text:list-item>
          <text:p text:style-name="P142"><text:span text:style-name="T143">π̂ k=NsoftkN</text:span></text:p>
        </text:list-item>
      </text:list>
      <text:p text:style-name="P144"><text:span text:style-name="T145">Notice that N is equal to the sum over the soft counts Nsoftk of all clusters.</text:span></text:p>
      <text:p text:style-name="P146"><text:span text:style-name="T147">Write a function -</text:span><text:s/><text:span text:style-name="T148">compute_weights(counts)</text:span></text:p>
      <text:list text:style-name="LFO2" text:continue-numbering="true">
        <text:list-item>
          <text:p text:style-name="P149"><text:span text:style-name="T150">Updating means</text:span><text:span text:style-name="T151">. The mean of each cluster is set to the<text:s/></text:span><text:a xlink:href="https://en.wikipedia.org/wiki/Weighted_arithmetic_mean" office:target-frame-name="_top" xlink:show="replace"><text:span text:style-name="T152">weighted average</text:span></text:a><text:span text:style-name="T153"><text:s/>of all data points, weighted by the cluster responsibilities:<text:s/></text:span></text:p>
        </text:list-item>
        <text:list-item>
          <text:p text:style-name="P154"><text:span text:style-name="T155">μ̂ k=1Nsoftk</text:span><text:span text:style-name="T156">∑</text:span><text:span text:style-name="T157">i=1Nrikxi</text:span></text:p>
        </text:list-item>
      </text:list>
      <text:p text:style-name="P158"><text:span text:style-name="T159">Write a function -</text:span><text:s/><text:span text:style-name="T160">compute_means(data, resp, counts)</text:span></text:p>
      <text:p text:style-name="P161"/>
      <text:list text:style-name="LFO2" text:continue-numbering="true">
        <text:list-item>
          <text:p text:style-name="P162"><text:span text:style-name="T163">Updating covariances</text:span><text:span text:style-name="T164">. The cov</text:span><text:span text:style-name="T165">ariance of each cluster is set to the weighted average of all<text:s/></text:span><text:a xlink:href="https://people.duke.edu/~ccc14/sta-663/LinearAlgebraReview.html" office:target-frame-name="_top" xlink:show="replace"><text:span text:style-name="T166">outer products</text:span></text:a><text:span text:style-name="T167">, weighted by the cluster responsibilities:<text:s/></text:span></text:p>
        </text:list-item>
        <text:list-item>
          <text:p text:style-name="P168"><text:span text:style-name="T169">Σ̂ k=1Nsoftk</text:span><text:span text:style-name="T170">∑</text:span><text:span text:style-name="T171">i=1Nrik(xi−μ̂ k)(xi−μ̂ k)T</text:span></text:p>
        </text:list-item>
      </text:list>
      <text:p text:style-name="P172">The "outer product" in this context refers to the matrix product<text:s/></text:p>
      <text:list text:style-name="LFO2" text:continue-numbering="true">
        <text:list-item>
          <text:p text:style-name="P173"><text:span text:style-name="T174">(xi−μ̂ k)(xi−μ̂ k)T.</text:span></text:p>
        </text:list-item>
      </text:list>
      <text:p text:style-name="P175"><text:span text:style-name="T176">Letting (xi−μ̂ k) to be d×1 column vector, this product is a d×d matrix. Taking the weighted average of all outer products gives us the covari</text:span><text:span text:style-name="T177">ance matrix, which is also d×d.</text:span></text:p>
      <text:p text:style-name="P178">Write a function - compute_covariances(data, resp, counts, means):</text:p>
      <text:p text:style-name="P179"/>
      <text:list text:style-name="LFO2" text:continue-numbering="true">
        <text:list-item>
          <text:p text:style-name="P180">The EM algorithm</text:p>
          <text:list text:continue-numbering="true">
            <text:list-item>
              <text:p text:style-name="P181">Make copies of initial parameters, which we will update during each iteration</text:p>
            </text:list-item>
            <text:list-item>
              <text:p text:style-name="P182">Infer dimensions of dataset and the number of<text:s/>clusters</text:p>
            </text:list-item>
            <text:list-item>
              <text:p text:style-name="P183">Initialize some useful variables</text:p>
            </text:list-item>
            <text:list-item>
              <text:p text:style-name="P184">for it in range(maxiter):</text:p>
            </text:list-item>
            <text:list-item>
              <text:p text:style-name="P185">E-step: compute responsibilities</text:p>
            </text:list-item>
            <text:list-item>
              <text:p text:style-name="P186">M-step</text:p>
            </text:list-item>
            <text:list-item>
              <text:p text:style-name="P187"><text:s text:c="8"/># Compute the total responsibility assigned to each cluster, which will be useful when<text:s/></text:p>
            </text:list-item>
            <text:list-item>
              <text:p text:style-name="P188"><text:s text:c="8"/># implementing M-steps below. In the lectures this is called N^{soft}</text:p>
            </text:list-item>
            <text:list-item>
              <text:p text:style-name="P189">Update the weight for cluster k using the M-step update rule for the cluster weight, \hat{\pi}_k.</text:p>
            </text:list-item>
            <text:list-item>
              <text:p text:style-name="P190">Update means for cluster k using the M-step update rule for the mean variables.</text:p>
            </text:list-item>
            <text:list-item>
              <text:p text:style-name="P191">Update covariances for cluster k using the M-step update rule for covariance variables.</text:p>
            </text:list-item>
            <text:list-item>
              <text:p text:style-name="P192">Compute the loglikelihood at this iteration</text:p>
            </text:list-item>
            <text:list-item>
              <text:p text:style-name="P193">Check for convergence in log-likelihood and store- If so, break the loop.</text:p>
            </text:list-item>
          </text:list>
        </text:list-item>
      </text:list>
      <text:p text:style-name="P194"/>
      <text:list text:style-name="LFO2" text:continue-numbering="true">
        <text:list-item>
          <text:p text:style-name="P195">Testing the implementation on the simulated data</text:p>
        </text:list-item>
      </text:list>
      <text:soft-page-break/>
      <text:p text:style-name="P196">To help us develop and test our implementation, we will generate some observations from a mixture of Gaussians and then run our EM algorithm to discover the mixture components. We'll begin with a function to generate the data, and a quick plot to visualize its output for a 2-dimensional mixture of three Gaussians.</text:p>
      <text:p text:style-name="P197"/>
      <text:p text:style-name="P198">Note:</text:p>
      <text:p text:style-name="P199">Now we'll fit a mixture of Gaussians to this data using our implementation of the EM algorithm. As with k-means, it is important to ask how we obtain an initial configuration of mixing weights and component parameters. In this simple case, we'll take three random points to be the initial cluster means, use the empirical covariance of the data to be the initial covariance in each cluster (a clear overestimate), and set the initial mixing weights to be uniform across clusters.</text:p>
      <text:p text:style-name="P200"/>
      <text:p text:style-name="P201"><text:span text:style-name="T202">Note</text:span><text:span text:style-name="T203">. Like<text:s/></text:span><text:span text:style-name="T204">k-means, EM is prone to converging to a local optimum. In practice, you may want to run EM multiple times with different random initialization. We have omitted multiple restarts to keep the assignment reasonably short. For the purpose of this assignment, w</text:span><text:span text:style-name="T205">e assign a particular random seed (</text:span><text:span text:style-name="T206">seed=4</text:span><text:span text:style-name="T207">) to ensure consistent results among the students.</text:span></text:p>
      <text:p text:style-name="P208"/>
      <text:list text:style-name="LFO2" text:continue-numbering="true">
        <text:list-item>
          <text:p text:style-name="P209">Fitting a Gaussian mixture model for image data</text:p>
          <text:list text:continue-numbering="true">
            <text:list-item>
              <text:p text:style-name="P210">Now that we're confident in our implementation of the EM algorithm, we'll apply it to cluster some more<text:s/>interesting data. In particular, we have a set of images that come from four categories: sunsets, rivers, trees and forests, and cloudy skies. For each image we are given the average intensity of its red, green, and blue pixels, so we have a 3-dimensional<text:s/>representation of our data. Our goal is to find a good clustering of these images using our EM implementation; ideally our algorithm would find clusters that roughly correspond to the four image categories.</text:p>
            </text:list-item>
            <text:list-item>
              <text:p text:style-name="P211"><text:span text:style-name="T212">We need to come up with initial estimates for th</text:span><text:span text:style-name="T213">e mixture weights and component parameters. Let's take three images to be our initial cluster centers, and let's initialize the covariance matrix of each cluster to be diagonal with each element equal to the sample variance from the full data. As in our te</text:span><text:span text:style-name="T214">st on simulated data, we'll start by assuming each mixture component has equal weight.</text:span></text:p>
            </text:list-item>
          </text:list>
        </text:list-item>
      </text:list>
      <text:p text:style-name="P215"/>
      <text:list text:style-name="LFO2" text:continue-numbering="true">
        <text:list-item>
          <text:list>
            <text:list-item>
              <text:p text:style-name="P216">Evaluating convergence</text:p>
              <text:list text:continue-numbering="true">
                <text:list-item>
                  <text:p text:style-name="P217">Let's start by plotting the log likelihood at each iteration - we know that the EM algorithm guarantees that the log likelihood can only increase<text:s/>(or stay the same) after each iteration, so if our implementation is correct then we should see an increasing function.</text:p>
                </text:list-item>
              </text:list>
            </text:list-item>
          </text:list>
        </text:list-item>
      </text:list>
      <text:p text:style-name="P218"/>
      <text:list text:style-name="LFO2" text:continue-numbering="true">
        <text:list-item>
          <text:list>
            <text:list-item>
              <text:p text:style-name="P219"><text:bookmark-start text:name="_Toc6419230"/><text:span text:style-name="T220">Evaluating uncertainty</text:span><text:a xlink:href="http://localhost:8888/notebooks/Course4/3_em-for-gmm_blank.ipynb#Evaluating-uncertainty" office:target-frame-name="_top" xlink:show="replace"><text:span text:style-name="T221">¶</text:span><text:bookmark-end text:name="_Toc6419230"/></text:a></text:p>
              <text:list text:continue-numbering="true">
                <text:list-item>
                  <text:p text:style-name="P222">Next<text:s/>we'll explore the evolution of cluster assignment and uncertainty. Remember that the EM algorithm represents uncertainty about the cluster assignment of each data point through the responsibility matrix. Rather than making a 'hard' assignment of each data<text:s/>point to a single cluster, the algorithm computes the responsibility of each cluster for each data point,<text:s/><text:soft-page-break/>where the responsibility corresponds to our certainty that the observation came from that cluster.<text:s/></text:p>
                </text:list-item>
                <text:list-item>
                  <text:p text:style-name="P223">We can track the evolution of the responsibilities<text:s/>across iterations to see how these 'soft' cluster assignments change as the algorithm fits the Gaussian mixture model to the data; one good way to do this is to plot the data and color each point according to its cluster responsibilities. Our data are three-dimensional, which can make visualization difficult, so to make things easier we will plot the data using only two dimensions, taking just the [R G], [G B] or [R B] values instead of the full [R G B] measurement for each observation.</text:p>
                </text:list-item>
                <text:list-item>
                  <text:p text:style-name="P224">Interpreting each cluster</text:p>
                </text:list-item>
                <text:list-item>
                  <text:p text:style-name="P225">Let's dig into the clusters obtained from our EM implementation. Recall that our goal in this section is to cluster images based on their RGB values. We can evaluate the quality of our clustering by taking a look at a few images that 'belong' to each cluster. We hope to find that the clusters discovered by our EM algorithm correspond to different image categories - in this case, we know that our images came from four categories ('cloudy sky', 'rivers', 'sunsets', and 'trees and forests'), so we would<text:s/>expect to find that each component of our fitted mixture model roughly corresponds to one of these categories.</text:p>
                </text:list-item>
                <text:list-item>
                  <text:p text:style-name="P226">If we want to examine some example images from each cluster, we first need to consider how we can determine cluster assignments of the images from our algorithm output. This was easy with k-means - every data point had a 'hard' assignment to a single cluster, and all we had to do was find the cluster center closest to the data point of interest. Here, our clusters are described by probability distributions (specifically, Gaussians) rather than single points, and our model maintains some uncertainty about the cluster assignment of each observation.</text:p>
                </text:list-item>
                <text:list-item>
                  <text:p text:style-name="P227">One way to phrase the question of cluster assignment for mixture models is as follows: how do we<text:s/>calculate the distance of a point from a distribution? Note that simple Euclidean distance might not be appropriate since (non-scaled) Euclidean distance doesn't take direction into account. For example, if a Gaussian mixture component is very stretched in<text:s/>one direction but narrow in another, then a data point one unit away along the 'stretched' dimension has much higher probability (and so would be thought of as closer) than a data point one unit away along the 'narrow' dimension.<text:s/></text:p>
                </text:list-item>
                <text:list-item>
                  <text:p text:style-name="P228"><text:span text:style-name="T229">In fact, the correct dis</text:span><text:span text:style-name="T230">tance metric to use in this case is known as Mahalanobis distance. For a Gaussian distribution, this distance is proportional to the square root of the negative log likelihood. This makes sense intuitively - reducing the Mahalanobis distance of an observat</text:span><text:span text:style-name="T231">ion from a cluster is equivalent to increasing that observation's probability according to the Gaussian that is used to represent the cluster. This also means that we can find the cluster assignment of an observation by taking the Gaussian component for wh</text:span><text:span text:style-name="T232">ich that observation scores highest. We'll use this fact to find the top examples that are 'closest' to each cluster.</text:span></text:p>
                </text:list-item>
              </text:list>
            </text:list-item>
          </text:list>
        </text:list-item>
      </text:list>
      <text:p text:style-name="P233"/>
      <text:list text:style-name="LFO2" text:continue-numbering="true">
        <text:list-item>
          <text:list>
            <text:list-item>
              <text:p text:style-name="P234"><text:span text:style-name="T235">Findings:<text:s/></text:span><text:span text:style-name="T236">These look pretty good! Our algorithm seems to have done a good job overall at 'discovering' the four categories that from<text:s/></text:span><text:span text:style-name="T237">which our image data was drawn. It seems<text:s/></text:span><text:soft-page-break/><text:span text:style-name="T238">to have had the most difficulty in distinguishing between rivers and cloudy skies, probably due to the similar color profiles of images in these categories; if we wanted to achieve better performance on distinguishi</text:span><text:span text:style-name="T239">ng between these categories, we might need a richer representation of our data than simply the average [R G B] values for each image.</text:span></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Helvetica" svg:font-family="Helvetica" style:font-family-generic="swiss" style:font-pitch="variable" svg:panose-1="2 11 6 4 2 2 2 2 2 4"/>
    <style:font-face style:name="&amp;quot" svg:font-family="&amp;quot"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fo:color="#1F3763" fo:font-size="12pt" style:font-size-asian="12pt" style:font-size-complex="12pt"/>
    </style:style>
    <style:style style:name="ListParagraph" style:display-name="List Paragraph" style:family="paragraph" style:parent-style-name="Normal">
      <style:paragraph-properties fo:line-height="100%"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mi" style:display-name="mi" style:family="text" style:parent-style-name="DefaultParagraphFont"/>
    <style:style style:name="mo" style:display-name="mo" style:family="text" style:parent-style-name="DefaultParagraphFont"/>
    <style:style style:name="mn" style:display-name="mn"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mtext" style:display-name="mtext" style:family="text" style:parent-style-name="DefaultParagraphFont"/>
    <style:style style:name="mathjax1" style:display-name="mathjax1"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2" style:display-name="mathjax2"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3" style:display-name="mathjax3"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yanthi Thiagarajan</meta:initial-creator>
    <dc:creator>Jeyanthi Thiagarajan</dc:creator>
    <meta:creation-date>2019-04-17T09:16:00Z</meta:creation-date>
    <dc:date>2019-04-22T09:29:00Z</dc:date>
    <meta:template xlink:href="Normal" xlink:type="simple"/>
    <meta:editing-cycles>6</meta:editing-cycles>
    <meta:editing-duration>PT2580S</meta:editing-duration>
    <meta:document-statistic meta:page-count="6" meta:paragraph-count="27" meta:word-count="2078" meta:character-count="13899" meta:row-count="98" meta:non-whitespace-character-count="11848"/>
  </office:meta>
</office:document-meta>
</file>